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Noto Sans" svg:font-family="'Noto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6.302cm"/>
    </style:style>
    <style:style style:name="co3" style:family="table-column">
      <style:table-column-properties fo:break-before="auto" style:column-width="14.298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6.108cm"/>
    </style:style>
    <style:style style:name="co6" style:family="table-column">
      <style:table-column-properties fo:break-before="auto" style:column-width="4.812cm"/>
    </style:style>
    <style:style style:name="co7" style:family="table-column">
      <style:table-column-properties fo:break-before="auto" style:column-width="1.53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5" style:family="table-cell" style:parent-style-name="Default">
      <style:text-properties style:font-name="Arial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Arial"/>
    </style:style>
    <style:style style:name="ce32" style:family="table-cell" style:parent-style-name="Default">
      <style:table-cell-properties fo:background-color="#b2b2b2"/>
      <style:text-properties style:font-name="Arial"/>
    </style:style>
    <style:style style:name="ce3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B3_power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number-columns-repeated="2" table:default-cell-style-name="ce25"/>
        <table:table-column table:style-name="co5" table:number-columns-repeated="2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1015" table:default-cell-style-name="ce25"/>
        <table:table-row table:style-name="ro1"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Designator</text:p>
          </table:table-cell>
          <table:table-cell table:style-name="ce23" office:value-type="string" calcext:value-type="string">
            <text:p>Description</text:p>
          </table:table-cell>
          <table:table-cell table:style-name="ce30" office:value-type="string" calcext:value-type="string">
            <text:p>Manufactuer</text:p>
          </table:table-cell>
          <table:table-cell table:style-name="ce23" office:value-type="string" calcext:value-type="string">
            <text:p>Manufacturer <text:s/>number</text:p>
          </table:table-cell>
          <table:table-cell table:style-name="ce23" office:value-type="string" calcext:value-type="string">
            <text:p>Supplier</text:p>
          </table:table-cell>
          <table:table-cell table:style-name="ce32" office:value-type="string" calcext:value-type="string">
            <text:p>Supplier number</text:p>
          </table:table-cell>
          <table:table-cell table:style-name="ce33" office:value-type="string" calcext:value-type="string">
            <text:p>Unit Price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1,</text:p>
          </table:table-cell>
          <table:table-cell office:value-type="string" calcext:value-type="string">
            <text:p>100nF ±10% 16V X7R 0402 Multilayer Ceramic Capacitors MLCC - SMD/SMT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KRX7R7BB10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60474</text:p>
          </table:table-cell>
          <table:table-cell table:style-name="ce24" office:value-type="float" office:value="0.0012" calcext:value-type="float">
            <text:p>0.0012</text:p>
          </table:table-cell>
          <table:table-cell table:number-columns-repeated="1016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J1,J2,</text:p>
          </table:table-cell>
          <table:table-cell office:value-type="string" calcext:value-type="string">
            <text:p>Header Breakaway 6 2 Surface Mount 0.100"(2.54mm) SMD P=2.54mm Male</text:p>
          </table:table-cell>
          <table:table-cell office:value-type="string" calcext:value-type="string">
            <text:p>Ckmtw</text:p>
          </table:table-cell>
          <table:table-cell office:value-type="string" calcext:value-type="string">
            <text:p>C12439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4390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K1</text:p>
          </table:table-cell>
          <table:table-cell office:value-type="string" calcext:value-type="string">
            <text:p>MEMS Microphones Multi-Mode Microphone with I S Digital Output </text:p>
          </table:table-cell>
          <table:table-cell office:value-type="string" calcext:value-type="string">
            <text:p>TDK</text:p>
          </table:table-cell>
          <table:table-cell table:style-name="Default" office:value-type="string" calcext:value-type="string">
            <text:p>ICS-43434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10-ICS-43434 </text:p>
          </table:table-cell>
          <table:table-cell table:style-name="ce24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1,</text:p>
          </table:table-cell>
          <table:table-cell office:value-type="string" calcext:value-type="string">
            <text:p>100k Ohms ±1% 1/16W ±100ppm/C 0402 Chip Resistor - Surface Mount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RC-02W1003F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8090</text:p>
          </table:table-cell>
          <table:table-cell table:style-name="ce24" office:value-type="float" office:value="0.0007" calcext:value-type="float">
            <text:p>0.0007</text:p>
          </table:table-cell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table:style-name="ce24"/>
          <table:table-cell table:number-columns-repeated="1016"/>
        </table:table-row>
        <table:table-row table:style-name="ro1">
          <table:table-cell table:number-columns-repeated="7"/>
          <table:table-cell table:style-name="ce24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4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Noto Sans" svg:font-family="'Noto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language="en" fo:country="GB" style:font-name-asian="Noto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12:05:56.368283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07T12:16:58.312528575</dc:date>
    <meta:editing-duration>PT6H13M8S</meta:editing-duration>
    <meta:editing-cycles>95</meta:editing-cycles>
    <meta:generator>LibreOffice/7.0.6.2$Linux_X86_64 LibreOffice_project/00$Build-2</meta:generator>
    <meta:document-statistic meta:table-count="1" meta:cell-count="41" meta:object-count="0"/>
  </office:meta>
</office:document-meta>
</file>